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1ec09d"/>
    </style:style>
    <style:style style:name="P2" style:family="paragraph" style:parent-style-name="Text_20_body">
      <style:text-properties officeooo:paragraph-rsid="001ec09d"/>
    </style:style>
    <style:style style:name="P3" style:family="paragraph" style:parent-style-name="Text_20_body">
      <style:text-properties fo:font-weight="bold" officeooo:rsid="001ff95c" officeooo:paragraph-rsid="001ff95c" style:font-weight-asian="bold" style:font-weight-complex="bold"/>
    </style:style>
    <style:style style:name="P4" style:family="paragraph" style:parent-style-name="Title">
      <style:text-properties officeooo:paragraph-rsid="001ec09d"/>
    </style:style>
    <style:style style:name="P5" style:family="paragraph" style:parent-style-name="Text_20_body">
      <style:text-properties officeooo:paragraph-rsid="00212ef7"/>
    </style:style>
    <style:style style:name="P6" style:family="paragraph" style:parent-style-name="Text_20_body">
      <style:text-properties fo:font-weight="bold" officeooo:rsid="001ff95c" officeooo:paragraph-rsid="00212ef7" style:font-weight-asian="bold" style:font-weight-complex="bold"/>
    </style:style>
    <style:style style:name="T1" style:family="text">
      <style:text-properties officeooo:rsid="001ec09d"/>
    </style:style>
    <style:style style:name="T2" style:family="text">
      <style:text-properties style:font-name="Liberation Sans" fo:font-size="18pt" fo:font-weight="bold" officeooo:rsid="001ec09d" style:font-name-asian="Noto Sans CJK SC" style:font-size-asian="18pt" style:font-weight-asian="bold" style:font-name-complex="Droid Sans Devanagari" style:font-size-complex="18pt" style:font-weight-complex="bold"/>
    </style:style>
    <style:style style:name="T3" style:family="text">
      <style:text-properties officeooo:rsid="0020e5e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0e5ee"/>
    </style:style>
    <style:style style:name="T6" style:family="text">
      <style:text-properties officeooo:rsid="00212ef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2ef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2ef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Data Science Capstone Project</text:span></text:span></text:p>
      <text:p text:style-name="P1"><text:span text:style-name="Strong_20_Emphasis"><text:span text:style-name="T1">Planning (C</text:span></text:span><text:span text:style-name="Strong_20_Emphasis"><text:span text:style-name="T2">ross-industry Standard Process for Data Mining – CRISP-DM</text:span></text:span><text:span text:style-name="Strong_20_Emphasis"><text:span text:style-name="T1">)</text:span></text:span></text:p>
      <text:p text:style-name="P2"><text:span text:style-name="Strong_20_Emphasis"/></text:p>
      <text:p text:style-name="Text_20_body"><text:span text:style-name="Strong_20_Emphasis">Business Understanding:</text:span> <text:span text:style-name="T3">This project aims to help drivers and health care systems to be aware of possible conditions of a person in a car accident.</text:span> We <text:span text:style-name="T3">want</text:span> to predict whether an accident is fatal or not, based on previous accident data <text:span text:style-name="T3">and using Machine Learning algorithms</text:span>. <text:span text:style-name="T3">Based on our final findings</text:span><text:span text:style-name="T4">, we can help drivers to be more attentive while driving </text:span><text:span text:style-name="T5">in certains conditions</text:span><text:span text:style-name="T4"> and better inform nearby hospitals about the victim's possible conditions so that he is better served.</text:span></text:p>
      <text:p text:style-name="P5"><text:span text:style-name="Strong_20_Emphasis">Data understanding: </text:span>our data comes from SDOT Traffic Management Division, Traffic Records Group in CSV format <text:span text:style-name="T6">(</text:span><text:span text:style-name="T7">Data-Collisions.csv</text:span><text:span text:style-name="T6">)</text:span>. We have data about track conditions, position, severity, people<text:span text:style-name="T3">s</text:span> involved, etc. <text:span text:style-name="T6">All the columns and it’s meaning is described in the</text:span><text:span text:style-name="T8"> Metadata.pdf</text:span><text:span text:style-name="T10"> file.</text:span><text:span text:style-name="T9"> </text:span><text:span text:style-name="T6">We have an imbalanced dataset and many missing values, so we need to performe a data cleaning to have better accuracy in our models.</text:span></text:p>
      <text:p text:style-name="P3">Data preparation: <text:span text:style-name="T10">to be updated</text:span></text:p>
      <text:p text:style-name="P6">Modeling: <text:span text:style-name="T10">to be updated</text:span></text:p>
      <text:p text:style-name="P6">Evaluation: <text:span text:style-name="T10">to be updated</text:span></text:p>
      <text:p text:style-name="P6">Deployment: <text:span text:style-name="T10">to be updated</text:span></text:p>
      <text:p text:style-name="Text_20_body"/>
      <text:p text:style-name="Text_20_body"><text:span text:style-name="Strong_20_Emphasis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4:05:20.724226215</meta:creation-date>
    <dc:date>2020-09-21T13:27:40.139875491</dc:date>
    <meta:editing-duration>PT11M1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8" meta:word-count="173" meta:character-count="1103" meta:non-whitespace-character-count="937"/>
  </office:meta>
</office:document-meta>
</file>